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50%"/>
    </style:style>
    <style:style style:name="gr2" style:family="graphic" style:parent-style-name="objectwithoutfill">
      <style:graphic-properties draw:stroke="dash" draw:stroke-dash="Dash" svg:stroke-width="0.025cm" svg:stroke-color="#000000" draw:marker-start-width="0.237cm" draw:marker-end="" draw:marker-end-width="0.337cm" draw:fill="none" draw:textarea-vertical-align="middle" fo:padding-top="0.137cm" fo:padding-bottom="0.137cm" fo:padding-left="0.262cm" fo:padding-right="0.262cm" draw:shadow-offset-x="0.203cm" draw:shadow-offset-y="0.203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50%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37cm" draw:marker-end="Arrow_20_concave" draw:marker-end-width="0.203cm" draw:fill="none" draw:textarea-vertical-align="middl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76cm" svg:stroke-color="#809cc9" draw:marker-start="" draw:marker-start-width="0.313cm" draw:marker-start-center="false" draw:marker-end="" draw:marker-end-width="0.313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2cm" fo:padding-bottom="0.162cm" fo:padding-left="0.287cm" fo:padding-right="0.287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family="FreeSans" style:font-family-generic="swiss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FreeSans" style:font-family-generic="swiss" style:font-pitch="variable" fo:font-size="9pt" style:font-size-asian="9pt" style:font-size-complex="9pt"/>
    </style:style>
    <style:style style:name="P6" style:family="paragraph">
      <style:paragraph-properties fo:text-align="center"/>
      <style:text-properties fo:color="#000000" fo:font-size="9pt" style:font-size-asian="9pt" style:font-size-complex="9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FreeSans" style:font-family-generic="swiss" style:font-pitch="variable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文泉驛微米黑" style:font-family-generic-asian="system" style:font-pitch-asian="variable" style:font-size-asian="9pt" style:language-asian="zh" style:country-asian="CN" style:font-style-asian="normal" style:font-weight-asian="bold" style:font-family-complex="'Lohit Hindi'" style:font-family-generic-complex="system" style:font-pitch-complex="variable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FreeSans" style:font-family-generic="swiss" style:font-pitch="variable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文泉驛微米黑" style:font-family-generic-asian="system" style:font-pitch-asian="variable" style:font-size-asian="9pt" style:language-asian="zh" style:country-asian="CN" style:font-style-asian="normal" style:font-weight-asian="bold" style:font-family-complex="'Lohit Hindi'" style:font-family-generic-complex="system" style:font-pitch-complex="variable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FreeSans" style:font-family-generic="swiss" style:font-pitch="variable" fo:font-size="9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family-asian="文泉驛微米黑" style:font-family-generic-asian="system" style:font-pitch-asian="variable" style:font-size-asian="9pt" style:language-asian="zh" style:country-asian="CN" style:font-style-asian="normal" style:font-family-complex="'Lohit Hindi'" style:font-family-generic-complex="system" style:font-pitch-complex="variable" style:font-size-complex="9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family="FreeSans" style:font-family-generic="swiss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" style:family="text">
      <style:text-properties fo:color="#000000" fo:font-family="FreeSans" style:font-family-generic="swiss" style:font-pitch="variable" fo:font-size="9pt" style:font-size-asian="9pt" style:font-size-complex="9pt"/>
    </style:style>
    <style:style style:name="T3" style:family="text">
      <style:text-properties fo:font-family="FreeSans" style:font-family-generic="swiss" style:font-pitch="variable" fo:font-size="9pt" style:font-size-asian="9pt" style:font-size-complex="9pt"/>
    </style:style>
    <style:style style:name="T4" style:family="text">
      <style:text-properties fo:font-family="FreeSans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.98cm" svg:height="1.271cm" svg:x="12.62cm" svg:y="1.706cm">
            <text:p text:style-name="P1"><text:span text:style-name="T1">Client</text:span></text:p>
            <text:p text:style-name="P1"><text:span text:style-name="T1">Interface</text:span>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onnector draw:style-name="gr2" draw:text-style-name="P1" draw:layer="layout" draw:type="line" svg:x1="12.62cm" svg:y1="2.342cm" svg:x2="-0.601cm" svg:y2="2.341cm" draw:start-shape="id1" draw:start-glue-point="5" draw:end-shape="id2" draw:end-glue-point="5" svg:d="m12620 2342-13221-1">
            <text:p/>
          </draw:connector>
          <draw:custom-shape draw:style-name="gr1" draw:text-style-name="P2" xml:id="id2" draw:id="id2" draw:layer="layout" svg:width="1.98cm" svg:height="1.271cm" svg:x="-2.581cm" svg:y="1.705cm">
            <text:p text:style-name="P1"><text:span text:style-name="T1">Client</text:span></text:p>
            <text:p text:style-name="P1"><text:span text:style-name="T1">Interface</text:span></text:p>
            <draw:enhanced-geometry svg:viewBox="0 0 21600 21600" draw:mirror-horizontal="true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g>
          <draw:custom-shape draw:style-name="gr1" draw:text-style-name="P2" xml:id="id3" draw:id="id3" draw:layer="layout" svg:width="1.98cm" svg:height="1.271cm" svg:x="12.607cm" svg:y="13.592cm">
            <text:p text:style-name="P1"><text:span text:style-name="T1">Repository</text:span></text:p>
            <text:p text:style-name="P1"><text:span text:style-name="T1">Interface</text:span>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onnector draw:style-name="gr2" draw:text-style-name="P1" draw:layer="layout" draw:type="line" svg:x1="12.607cm" svg:y1="14.228cm" svg:x2="-0.614cm" svg:y2="14.227cm" draw:start-shape="id3" draw:start-glue-point="5" draw:end-shape="id4" draw:end-glue-point="5" svg:d="m12607 14228-13221-1">
            <text:p/>
          </draw:connector>
          <draw:custom-shape draw:style-name="gr1" draw:text-style-name="P2" xml:id="id4" draw:id="id4" draw:layer="layout" svg:width="1.98cm" svg:height="1.271cm" svg:x="-2.594cm" svg:y="13.591cm">
            <text:p text:style-name="P1"><text:span text:style-name="T1">Repository</text:span></text:p>
            <text:p text:style-name="P1"><text:span text:style-name="T1">Interface</text:span></text:p>
            <draw:enhanced-geometry svg:viewBox="0 0 21600 21600" draw:mirror-horizontal="true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custom-shape draw:style-name="gr1" draw:text-style-name="P4" xml:id="id5" draw:id="id5" draw:layer="layout" svg:width="2.74cm" svg:height="1.314cm" svg:x="2.658cm" svg:y="0.694cm">
          <text:p text:style-name="P3"><text:span text:style-name="T2">command-line</text:span></text:p>
          <text:p text:style-name="P3"><text:span text:style-name="T2">client app (sv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2.74cm" svg:height="1.314cm" svg:x="9.256cm" svg:y="0.3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2.74cm" svg:height="1.314cm" svg:x="9.055cm" svg:y="0.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7" draw:id="id7" draw:layer="layout" svg:width="2.74cm" svg:height="1.314cm" svg:x="8.854cm" svg:y="0.729cm">
          <text:p text:style-name="P3"><text:span text:style-name="T2">GUI client app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6" draw:id="id6" draw:layer="layout" svg:width="3.056cm" svg:height="1.236cm" svg:x="5.632cm" svg:y="3.467cm">
          <text:p text:style-name="P3"><text:span text:style-name="T3">Client Libr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18" draw:id="id18" draw:layer="layout" svg:width="3.298cm" svg:height="1.236cm" svg:x="0.667cm" svg:y="4.623cm">
          <text:p text:style-name="P3"><text:span text:style-name="T3">Working Copy</text:span></text:p>
          <text:p text:style-name="P3"><text:span text:style-name="T3">Management Libr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8" draw:id="id8" draw:layer="layout" svg:width="4.776cm" svg:height="2.038cm" svg:x="4.775cm" svg:y="5.524cm">
          <text:p text:style-name="P3"><text:span text:style-name="T3">Repository Access Library</text:span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5" draw:id="id15" draw:layer="layout" svg:width="1.216cm" svg:height="0.826cm" svg:x="5.118cm" svg:y="6.441cm">
          <text:p text:style-name="P6"><text:span text:style-name="T4">HTT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3" draw:id="id13" draw:layer="layout" svg:width="1.216cm" svg:height="0.826cm" svg:x="6.569cm" svg:y="6.428cm">
          <text:p text:style-name="P6"><text:span text:style-name="T4">SV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" draw:id="id9" draw:layer="layout" svg:width="1.216cm" svg:height="0.826cm" svg:x="7.992cm" svg:y="6.415cm">
          <text:p text:style-name="P6"><text:span text:style-name="T4">Loc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16" draw:id="id16" draw:layer="layout" svg:width="5.48cm" svg:height="2.27cm" svg:x="0.524cm" svg:y="11.201cm">
          <text:p text:style-name="P3"><text:span text:style-name="T3">Apache HTTP Server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draw:layer="layout" svg:width="3.961cm" svg:height="1.5cm" svg:x="1.284cm" svg:y="11.914cm">
          <text:p text:style-name="P3"><text:span text:style-name="T3">mod_dav</text:span></text:p>
          <text:p text:style-name="P3"><text:span text:style-name="T3"/></text:p>
          <text:p text:style-name="P3"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17" draw:id="id17" draw:layer="layout" svg:width="2.856cm" svg:height="0.804cm" svg:x="1.836cm" svg:y="12.552cm">
          <text:p text:style-name="P3"><text:span text:style-name="T3">mod_dav_sv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4" xml:id="id14" draw:id="id14" draw:layer="layout" svg:width="2.856cm" svg:height="0.804cm" svg:x="7.402cm" svg:y="12.517cm">
          <text:p text:style-name="P3"><text:span text:style-name="T3">svnserv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4" xml:id="id10" draw:id="id10" draw:layer="layout" svg:width="5.104cm" svg:height="1.389cm" svg:x="3.457cm" svg:y="14.972cm">
          <text:p text:style-name="P3"><text:span text:style-name="T3">Subversion Reposi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5" draw:layer="layout" draw:type="lines" svg:x1="4.028cm" svg:y1="2.008cm" svg:x2="7.16cm" svg:y2="3.467cm" draw:start-shape="id5" draw:start-glue-point="6" draw:end-shape="id6" draw:end-glue-point="4" svg:d="m4028 2008v616l3132 330v513">
          <text:p/>
        </draw:connector>
        <draw:connector draw:style-name="gr5" draw:text-style-name="P5" draw:layer="layout" draw:type="lines" svg:x1="10.224cm" svg:y1="2.043cm" svg:x2="7.16cm" svg:y2="3.467cm" draw:start-shape="id7" draw:start-glue-point="6" draw:end-shape="id6" draw:end-glue-point="4" svg:d="m10224 2043v616l-3064 295v513">
          <text:p/>
        </draw:connector>
        <draw:connector draw:style-name="gr5" draw:text-style-name="P5" draw:layer="layout" draw:type="curve" svg:x1="7.16cm" svg:y1="4.703cm" svg:x2="7.163cm" svg:y2="5.524cm" draw:start-shape="id6" draw:start-glue-point="6" draw:end-shape="id8" draw:end-glue-point="4" svg:d="m7160 4703c0 693 3 283 3 821">
          <text:p/>
        </draw:connector>
        <draw:connector draw:style-name="gr5" draw:text-style-name="P5" draw:layer="layout" draw:type="curve" draw:line-skew="1.034cm" svg:x1="9.208cm" svg:y1="6.828cm" svg:x2="8.561cm" svg:y2="15.666cm" draw:start-shape="id9" draw:start-glue-point="7" draw:end-shape="id10" svg:d="m9208 6828c2322 0 2645 8838-647 8838">
          <text:p/>
        </draw:connector>
        <draw:custom-shape draw:style-name="gr1" draw:text-style-name="P4" xml:id="id11" draw:id="id11" draw:layer="layout" svg:width="2.778cm" svg:height="1.056cm" svg:x="2.527cm" svg:y="17.48cm">
          <text:p text:style-name="P3"><text:span text:style-name="T3">FSF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4" xml:id="id12" draw:id="id12" draw:layer="layout" svg:width="2.778cm" svg:height="1.056cm" svg:x="6.714cm" svg:y="17.467cm">
          <text:p text:style-name="P3"><text:span text:style-name="T3">Berkeley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5" draw:layer="layout" draw:type="line" svg:x1="6.009cm" svg:y1="16.361cm" svg:x2="3.916cm" svg:y2="17.48cm" draw:start-shape="id10" draw:start-glue-point="7" draw:end-shape="id11" draw:end-glue-point="5" svg:d="m6009 16361-2093 1119">
          <text:p/>
        </draw:connector>
        <draw:connector draw:style-name="gr5" draw:text-style-name="P5" draw:layer="layout" draw:type="line" svg:x1="6.009cm" svg:y1="16.361cm" svg:x2="8.103cm" svg:y2="17.467cm" draw:start-shape="id10" draw:start-glue-point="7" draw:end-shape="id12" draw:end-glue-point="5" svg:d="m6009 16361 2094 1106">
          <text:p/>
        </draw:connector>
        <draw:connector draw:style-name="gr5" draw:text-style-name="P5" draw:layer="layout" draw:type="line" svg:x1="7.177cm" svg:y1="7.254cm" svg:x2="8.83cm" svg:y2="12.517cm" draw:start-shape="id13" draw:start-glue-point="6" draw:end-shape="id14" draw:end-glue-point="0" svg:d="m7177 7254 1653 5263">
          <text:p/>
        </draw:connector>
        <draw:connector draw:style-name="gr5" draw:text-style-name="P5" draw:layer="layout" draw:type="line" svg:x1="5.726cm" svg:y1="7.267cm" svg:x2="3.264cm" svg:y2="11.201cm" draw:start-shape="id15" draw:start-glue-point="6" draw:end-shape="id16" draw:end-glue-point="0" svg:d="m5726 7267-2462 3934">
          <text:p/>
        </draw:connector>
        <draw:g>
          <draw:path draw:style-name="gr6" draw:text-style-name="P8" draw:layer="layout" svg:width="5.254cm" svg:height="2.407cm" svg:x="3.619cm" svg:y="8.337cm" svg:viewBox="0 0 5255 2408" svg:d="m469 798c-97-298 358-579 813-579 143-3 292 27 413 70 117-135 334-217 577-217 161 4 333 44 455 117 87-119 272-189 472-189 168 0 321 50 418 128 112-79 280-128 455-128 285 0 526 126 577 301 275 50 474 210 474 392 0 55-14 109-56 161 117 89 188 199 188 312 0 255-314 469-718 507 0 243-312 435-701 435-134 0-260-23-372-67-102 214-426 367-788 367-270 0-526-90-679-234-144 54-68 87-479 87-339 0-650-112-813-295-389-5-589-150-589-332 0-85 51-162 144-225-168-54-260-160-260-281 0-170 204-311 469-330z">
            <text:p text:style-name="P7">Ye Olde Internet</text:p>
            <text:p text:style-name="P7">(Any TCP/IP Network)</text:p>
          </draw:path>
          <draw:path draw:style-name="gr7" draw:text-style-name="P9" draw:layer="layout" svg:width="0.038cm" svg:height="0.083cm" svg:x="4.088cm" svg:y="9.135cm" svg:viewBox="0 0 39 84" svg:d="m0 0c5 27 27 58 39 84">
            <text:p/>
          </draw:path>
          <draw:path draw:style-name="gr8" draw:text-style-name="P9" draw:layer="layout" svg:width="0.17cm" svg:height="0.079cm" svg:x="5.314cm" svg:y="8.626cm" svg:viewBox="0 0 171 80" svg:d="m0 0c56 22 124 50 171 80">
            <text:p/>
          </draw:path>
          <draw:path draw:style-name="gr9" draw:text-style-name="P9" draw:layer="layout" svg:width="0.043cm" svg:height="0.077cm" svg:x="6.302cm" svg:y="8.526cm" svg:viewBox="0 0 44 78" svg:d="m44 0c-20 23-32 51-44 78">
            <text:p/>
          </draw:path>
          <draw:path draw:style-name="gr10" draw:text-style-name="P9" draw:layer="layout" svg:width="0.079cm" svg:height="0.094cm" svg:x="7.156cm" svg:y="8.465cm" svg:viewBox="0 0 80 95" svg:d="m80 0c-36 27-56 62-80 95">
            <text:p/>
          </draw:path>
          <draw:path draw:style-name="gr11" draw:text-style-name="P9" draw:layer="layout" svg:width="0.02cm" svg:height="0.075cm" svg:x="8.268cm" svg:y="8.638cm" svg:viewBox="0 0 21 76" svg:d="m0 0c5 20 29 65 19 76">
            <text:p/>
          </draw:path>
          <draw:path draw:style-name="gr12" draw:text-style-name="P9" draw:layer="layout" svg:width="0.174cm" svg:height="0.148cm" svg:x="8.511cm" svg:y="9.191cm" svg:viewBox="0 0 175 149" svg:d="m175 0c-41 57-97 107-175 149">
            <text:p/>
          </draw:path>
          <draw:path draw:style-name="gr13" draw:text-style-name="P9" draw:layer="layout" svg:width="0.405cm" svg:height="0.396cm" svg:x="7.754cm" svg:y="9.613cm" svg:viewBox="0 0 406 397" svg:d="m404 397c20-90-92-313-404-397">
            <text:p/>
          </draw:path>
          <draw:path draw:style-name="gr14" draw:text-style-name="P9" draw:layer="layout" svg:width="0.031cm" svg:height="0.104cm" svg:x="7.083cm" svg:y="10.272cm" svg:viewBox="0 0 32 105" svg:d="m0 105c19-36 27-70 32-105">
            <text:p/>
          </draw:path>
          <draw:path draw:style-name="gr15" draw:text-style-name="P9" draw:layer="layout" svg:width="0.086cm" svg:height="0.096cm" svg:x="5.531cm" svg:y="10.414cm" svg:viewBox="0 0 87 97" svg:d="m87 97c-39-28-63-62-87-97">
            <text:p/>
          </draw:path>
          <draw:path draw:style-name="gr16" draw:text-style-name="P9" draw:layer="layout" svg:width="0.135cm" svg:height="0.021cm" svg:x="4.324cm" svg:y="10.282cm" svg:viewBox="0 0 136 22" svg:d="m0 22c46-6 92-13 136-22">
            <text:p/>
          </draw:path>
          <draw:path draw:style-name="gr17" draw:text-style-name="P9" draw:layer="layout" svg:width="0.305cm" svg:height="0.046cm" svg:x="3.879cm" svg:y="9.746cm" svg:viewBox="0 0 306 47" svg:d="m0 0c80 28 173 54 306 45">
            <text:p/>
          </draw:path>
        </draw:g>
        <draw:connector draw:style-name="gr5" draw:text-style-name="P5" draw:layer="layout" draw:type="lines" svg:x1="3.264cm" svg:y1="13.356cm" svg:x2="6.009cm" svg:y2="14.972cm" draw:start-shape="id17" draw:start-glue-point="2" draw:end-shape="id10" draw:end-glue-point="5" svg:d="m3264 13356v514l2745 588v514">
          <text:p/>
        </draw:connector>
        <draw:connector draw:style-name="gr5" draw:text-style-name="P5" draw:layer="layout" draw:type="lines" svg:x1="8.83cm" svg:y1="13.321cm" svg:x2="6.009cm" svg:y2="14.972cm" draw:start-shape="id14" draw:start-glue-point="2" draw:end-shape="id10" draw:end-glue-point="5" svg:d="m8830 13321v616l-2821 521v514">
          <text:p/>
        </draw:connector>
        <draw:connector draw:style-name="gr5" draw:text-style-name="P5" draw:layer="layout" draw:type="line" svg:x1="5.632cm" svg:y1="4.085cm" svg:x2="3.965cm" svg:y2="5.241cm" draw:start-shape="id6" draw:start-glue-point="5" draw:end-shape="id18" draw:end-glue-point="7" svg:d="m5632 4085-1667 11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dd4fa" draw:end-color="#809cc9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" draw:style="rect" draw:dots1="1" draw:dots1-length="0.127cm" draw:dots2="1" draw:dots2-length="0.127cm" draw:distance="0.127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4T16:03:47</meta:creation-date>
    <dc:date>2013-02-14T17:44:32</dc:date>
    <meta:editing-duration>PT1H40M43S</meta:editing-duration>
    <meta:editing-cycles>21</meta:editing-cycles>
    <meta:generator>OpenOffice.org/3.4$Linux OpenOffice.org_project/340m1$Build-9590</meta:generator>
    <meta:document-statistic meta:object-count="49"/>
  </office:meta>
</office:document-meta>
</file>